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ystem" style:font-pitch="variable"/>
    <style:font-face style:name="F" svg:font-family=""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office:font-face-decls>
  <office:automatic-styles>
    <style:style style:name="P1" style:family="paragraph" style:parent-style-name="Header">
      <style:paragraph-properties fo:margin-top="0cm" fo:margin-bottom="0cm" style:contextual-spacing="false" fo:line-height="100%" fo:text-align="end" style:justify-single-word="false" fo:orphans="2" fo:widows="2" style:writing-mode="lr-tb"/>
    </style:style>
    <style:style style:name="P2" style:family="paragraph" style:parent-style-name="Header">
      <style:paragraph-properties fo:margin-top="0cm" fo:margin-bottom="0cm" style:contextual-spacing="false" fo:line-height="100%" fo:text-align="end" style:justify-single-word="false" fo:orphans="2" fo:widows="2" style:writing-mode="lr-tb"/>
      <style:text-properties style:font-name="Trebuchet MS" fo:font-size="10pt" style:font-size-asian="10pt" style:font-size-complex="10pt"/>
    </style:style>
    <style:style style:name="P3" style:family="paragraph" style:parent-style-name="Header">
      <style:paragraph-properties fo:margin-top="0cm" fo:margin-bottom="0.353cm" style:contextual-spacing="false" fo:line-height="115%" fo:text-align="justify" style:justify-single-word="false" fo:orphans="2" fo:widows="2" style:writing-mode="lr-tb"/>
    </style:style>
    <style:style style:name="P4" style:family="paragraph" style:parent-style-name="Header">
      <style:paragraph-properties fo:margin-top="0cm" fo:margin-bottom="0.353cm" style:contextual-spacing="false" fo:line-height="115%" fo:text-align="justify" style:justify-single-word="false" fo:orphans="2" fo:widows="2" style:writing-mode="lr-tb"/>
      <style:text-properties officeooo:paragraph-rsid="00158d01"/>
    </style:style>
    <style:style style:name="T1" style:family="text">
      <style:text-properties style:font-name="Trebuchet MS" fo:font-size="10pt" style:font-size-asian="10pt" style:font-size-complex="10pt"/>
    </style:style>
    <style:style style:name="T2" style:family="text">
      <style:text-properties fo:font-size="11pt" style:font-size-asian="11pt"/>
    </style:style>
    <style:style style:name="T3" style:family="text">
      <style:text-properties style:font-name="Trebuchet MS" fo:font-size="8pt" style:font-size-asian="8pt" style:font-size-complex="8pt"/>
    </style:style>
    <style:style style:name="T4" style:family="text">
      <style:text-properties style:font-name="Trebuchet MS" fo:font-size="10pt" officeooo:rsid="00158d01"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ponsable du pouvoir </text:span><text:span text:style-name="T2">j</text:span><text:span text:style-name="T1">udiciaire </text:span></text:p>
      <text:p text:style-name="P1" loext:marker-style-name="T1"><text:span text:style-name="T1">Gholamhossein Mohseni Ejei </text:span><text:span text:style-name="T1"/></text:p>
      <text:p text:style-name="P1" loext:marker-style-name="T1"><text:span text:style-name="T1">c/o ambassade d’Iran auprès de l’Union européenne</text:span><text:span text:style-name="T1"/></text:p>
      <text:p text:style-name="P1" loext:marker-style-name="T1"><text:span text:style-name="T1">Avenue Franklin Roosevelt No. 15,</text:span><text:span text:style-name="T1"/></text:p>
      <text:p text:style-name="P1" loext:marker-style-name="T1"><text:span text:style-name="T1">1050 Bruxelles <text:s text:c="3"/>Belgique</text:span><text:span text:style-name="T1"/></text:p>
      <text:p text:style-name="P2" loext:marker-style-name="T1"/>
      <text:p text:style-name="P1"><text:a xlink:type="simple" xlink:href="mailto:secretariat@iranembassy.be" text:style-name="Internet_20_link" text:visited-style-name="Visited_20_Internet_20_Link"><text:span text:style-name="Internet_20_link"><text:span text:style-name="T1">s</text:span></text:span><text:span text:style-name="Internet_20_link"><text:span text:style-name="T3">ecretariat@iranembassy.be</text:span></text:span></text:a><text:span text:style-name="T3"> ou <text:s/></text:span><text:a xlink:type="simple" xlink:href="mailto:iranemb.bru@mfa.gov.ir" text:style-name="Internet_20_link" text:visited-style-name="Visited_20_Internet_20_Link"><text:span text:style-name="Internet_20_link"><text:span text:style-name="T3">iranemb.bru@mfa.gov.ir</text:span></text:span></text:a><text:span text:style-name="T3"> Fax 02.762.5549/ 799. 4666</text:span></text:p>
      <text:p text:style-name="P3" loext:marker-style-name="T1"><text:span text:style-name="T1"><text:s text:c="28"/>le <text:s text:c="8"/>2026</text:span><text:span text:style-name="T1"/></text:p>
      <text:p text:style-name="P3"><text:span text:style-name="Aucun"><text:span text:style-name="T1">Monsieur le Responsable du pouvoir judiciaire,</text:span></text:span></text:p>
      <text:p text:style-name="P4"><text:span text:style-name="Aucun"><text:span text:style-name="T1">Je vous écris afin de vous faire part de mes vives préoccupations au sujet de 30 personnes qui risquent la peine de mort, </text:span></text:span><text:span text:style-name="Aucun"><text:span text:style-name="T4">toutes </text:span></text:span><text:span text:style-name="Aucun"><text:span text:style-name="T1">accusées d’infractions commises lors des manifestations de janvier 2026. </text:span></text:span><text:span text:style-name="Aucun"><text:span text:style-name="T4">H</text:span></text:span><text:span text:style-name="Aucun"><text:span text:style-name="T1">uit </text:span></text:span><text:span text:style-name="Aucun"><text:span text:style-name="T4">d’entre elles, des </text:span></text:span><text:span text:style-name="Aucun"><text:span text:style-name="T1">hommes, ont été condamnés à mort </text:span></text:span><text:span text:style-name="Aucun"><text:span text:style-name="T4">peu après </text:span></text:span><text:span text:style-name="Aucun"><text:span text:style-name="T1">leur arrestation : ce sont Saleh Mohammadi - 18 ans- </text:span></text:span><text:span text:style-name="Aucun"><text:span text:style-name="T4">et </text:span></text:span><text:span text:style-name="Aucun"><text:span text:style-name="T1"><text:s/>Mohammad Amin Biglari -19 ans- Ali Fahim, Abolfazl Salehi Siavashani, Amirhossein Hatami, Shahin Vahedparast Kolor, Shahab Zohdi et Yaser Rajaifar. D’autres ont été jugés dans le cadre de procédures accélérées pour des infractions passibles de la peine capitale, comme Mohammad Abbasi. Mohammadreza Danial Niazi, 18 ans, est inculpé d’un crime passible de la peine de mort. Des agents en charge des interrogatoires ont indiqué à deux autres </text:span></text:span><text:span text:style-name="Aucun"><text:span text:style-name="T4">jeunes</text:span></text:span><text:span text:style-name="Aucun"><text:span text:style-name="T1"> hommes – Shervin Bagherian Jebeli-18 ans- et Amirhossein Azarpira- 24- – qu’ils encourent la mort. </text:span></text:span></text:p>
      <text:p text:style-name="P4"><text:span text:style-name="T1">Le</text:span><text:span text:style-name="T4">s</text:span><text:span text:style-name="T1"> personnes exposée</text:span><text:span text:style-name="T4">s au châtiment</text:span><text:span text:style-name="T1"> </text:span><text:span text:style-name="T4">seraient bien plus nombreuses</text:span><text:span text:style-name="T1">. En outre, systématiquement les familles sont menacées, sommées de ne pas s’exprimer, l’accès à un avocat pendant l’enquête est barré aux détenu.es et les avocats désignés par les familles, non reconnus. Amnesty International montre que les personnes arrêtées en lien avec les manifestations sont soumises à des disparitions forcées, des détentions au secret et des actes de torture et autres mauvais traitements, dans le but de leur extorquer des «aveux. Tant et si bien que, </text:span><text:span text:style-name="T4">par exemple,</text:span><text:span text:style-name="T1"> les forces de sécurité ont roué Ehsan Hosseinipour Hessarlou de coups, lui enfonçant une arme à feu dans la bouche. Abolfazl Karimi a été frappé et privé de soins pour les blessures causées par des projectiles métalliques ; Saleh Mohammadi a eu des fractures à la main et Amirhossein Azarpira, blessé au visage, des dents cassées. Souvent inculpés d’« inimitié à l’égard de Dieu » (moharebeh), </text:span><text:span text:style-name="T4">on leur impute </text:span><text:span text:style-name="T1">l’incendie de bases bassidjis, l’agression ou l’homicide de membres des forces de sécurité. Les autorités ont diffusé des aveux forcés de ces 30 personnes, en violation de leur droit à la présomption d’innocence. </text:span></text:p>
      <text:p text:style-name="P3" loext:marker-style-name="T1"><text:span text:style-name="T4">Dans ces circonstances, j</text:span><text:span text:style-name="T1">e vous prie instamment d’annuler sans attendre toutes les déclarations de culpabilité et les condamnations à mort en rapport avec les manifestations, de vous abstenir de requérir de nouvelles et de veiller à ce que toute personne accusée d’une infraction pénale prévue par la loi soit jugée dans le cadre d’une procédure conforme aux normes internationales d’équité, sans recours à la peine capitale et en veillant en particulier à ce qu’aucune déclaration obtenue au moyen d’actes de torture ou d’autres mauvais traitements ou en l’absence d’un avocat ne soit retenue à titre de preuve.</text:span></text:p>
      <text:p text:style-name="P3"><text:span text:style-name="T1">En outre, je vous demande de libérer toutes les personnes détenues uniquement pour avoir exercé leurs droits fondamentaux, notamment le droit de réunion pacifique et la liberté d’expression, de protéger tous les détenu·e·s contre la torture et les mauvais traitements et d’enquêter sur leurs allégations, de révéler le sort des victimes de disparitions forcées, de leur permettre de communiquer avec leurs familles et les avocats de leur choix, et de leur permettre de bénéficier de moyens de défense adéquats et de soins médicaux.</text:span></text:p>
      <text:p text:style-name="P3" loext:marker-style-name="T1"><text:span text:style-name="T1">Enfin, je vous prie d’autoriser les observateurs internationaux, notamment les procédures spéciales des Nations unies et la mission internationale d’établissement des faits sur l’Iran, à se rendre dans les lieux de détention et à assister aux audiences.</text:span><text:span text:style-name="T1"/></text:p>
      <text:p text:style-name="P3" loext:marker-style-name="T1"><text:span text:style-name="T1">Veuillez agréer, Monsieur le Responsable du pouvoir judiciaire, l’expression de notre haute considération.</text:span><text:span text:style-name="T1"/></text:p>
      <text:p text:style-name="P3"><text:span text:style-name="T1">Nom Adresse Signat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ystem" style:font-pitch="variable"/>
    <style:font-face style:name="F" svg:font-family=""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en" style:country-asian="US" style:font-name-complex="F"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Times New Roman" fo:font-size="10pt" fo:language="fr" fo:country="FR" style:letter-kerning="false" style:font-name-asian="Times New Roman1" style:font-size-asian="10pt" style:language-asian="en" style:country-asian="US" style:font-name-complex="F"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1pt" fo:language="fr" fo:country="FR" style:letter-kerning="false" style:font-name-asian="Times New Roman1" style:font-family-asian="'Times New Roman'" style:font-family-generic-asian="system" style:font-pitch-asian="variable" style:font-size-asian="11pt" style:language-asian="en" style:country-asian="US" style:font-name-complex="F"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next-style-name="Standard" style:class="extra">
      <style:text-properties fo:text-transform="uppercase" fo:font-size="8pt" fo:font-weight="bold" style:font-size-asian="8pt" style:font-weight-asian="bold" style:font-size-complex="8pt" style:font-weight-complex="bold"/>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529cm" fo:margin-bottom="0.071cm" style:contextual-spacing="false"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cm" fo:margin-bottom="0cm" style:contextual-spacing="false"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cm" fo:margin-bottom="0cm" style: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cm" fo:margin-bottom="0cm" style:contextual-spacing="false" fo:text-align="start" style:justify-single-word="false"/>
      <style:text-properties fo:font-variant="small-caps" fo:letter-spacing="0.018cm" fo:font-style="italic" style:font-style-asian="italic" style:font-size-complex="11pt" style:font-style-complex="italic"/>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cm" fo:margin-bottom="0cm" style:contextual-spacing="false" fo:text-align="start" style:justify-single-word="false"/>
      <style:text-properties fo:font-variant="small-caps" fo:color="#851c00" loext:opacity="100%" fo:letter-spacing="0.018cm" style:font-size-complex="11pt">
        <loext:char-complex-color loext:theme-type="accent6"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cm" fo:margin-bottom="0cm" style:contextual-spacing="false" fo:text-align="start" style:justify-single-word="false"/>
      <style:text-properties fo:font-variant="small-caps" fo:color="#b22600" loext:opacity="100%" fo:letter-spacing="0.009cm" style:font-size-complex="11pt">
        <loext:char-complex-color loext:theme-type="accent6" loext:color-type="theme"/>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cm" fo:margin-bottom="0cm" style:contextual-spacing="false" fo:text-align="start" style:justify-single-word="false"/>
      <style:text-properties fo:font-variant="small-caps" fo:color="#b22600" loext:opacity="100%" fo:letter-spacing="0.018cm" fo:font-weight="bold" style:font-weight-asian="bold" style:font-weight-complex="bold">
        <loext:char-complex-color loext:theme-type="accent6" loext:color-type="theme"/>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cm" fo:margin-bottom="0cm" style:contextual-spacing="false" fo:text-align="start" style:justify-single-word="false"/>
      <style:text-properties fo:font-variant="small-caps" fo:color="#851c00" loext:opacity="100%" fo:font-style="italic" fo:font-weight="bold" style:font-style-asian="italic" style:font-weight-asian="bold" style:font-style-complex="italic" style:font-weight-complex="bold">
        <loext:char-complex-color loext:theme-type="accent6" loext:color-type="theme">
          <loext:transformation loext:type="shade" loext:value="250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cm" fo:margin-bottom="0cm" style:contextual-spacing="false" fo:text-align="start" style:justify-single-word="false"/>
      <style:text-properties fo:font-variant="small-caps" fo:color="#591200" loext:opacity="100%" fo:font-style="italic" fo:font-weight="bold" style:font-style-asian="italic" style:font-weight-asian="bold" style:font-style-complex="italic" style:font-weight-complex="bold">
        <loext:char-complex-color loext:theme-type="accent6" loext:color-type="theme">
          <loext:transformation loext:type="shade" loext:value="4980"/>
        </loext:char-complex-color>
      </style:text-properties>
    </style:style>
    <style:style style:name="Title" style:family="paragraph" style:parent-style-name="Standard" style:next-style-name="Standard" loext:linked-style-name="Titre_20_Car" style:class="chapter">
      <style:paragraph-properties fo:margin-top="0cm" fo:margin-bottom="0.212cm" style:contextual-spacing="false" fo:line-height="100%" fo:text-align="end" style:justify-single-word="false" fo:padding-left="0cm" fo:padding-right="0cm" fo:padding-top="0.035cm" fo:padding-bottom="0cm" fo:border-left="none" fo:border-right="none" fo:border-top="0.99pt solid #b22600" fo:border-bottom="none"/>
      <style:text-properties fo:font-variant="small-caps" fo:color="#262626" loext:opacity="100%" fo:font-size="26pt" style:font-size-asian="26pt" style:font-size-complex="26pt">
        <loext:char-complex-color loext:theme-type="dark1" loext:color-type="theme">
          <loext:transformation loext:type="tint" loext:value="1490"/>
        </loext:char-complex-color>
      </style:text-properties>
    </style:style>
    <style:style style:name="Subtitle" style:family="paragraph" style:parent-style-name="Standard" style:next-style-name="Standard" loext:linked-style-name="Sous-titre_20_Car" style:class="chapter">
      <style:paragraph-properties fo:margin-top="0cm" fo:margin-bottom="1.27cm" style:contextual-spacing="false" fo:line-height="100%" fo:text-align="end" style:justify-single-word="false"/>
      <style:text-properties style:font-name="Times New Roman" fo:font-family="'Times New Roman'" style:font-family-generic="roman" style:font-pitch="variable" style:font-name-asian="F" style:font-family-generic-asian="system" style:font-pitch-asian="variable" style:font-name-complex="F" style:font-family-generic-complex="system" style:font-pitch-complex="variable"/>
    </style:style>
    <style:style style:name="No_20_Spacing" style:display-name="No Spacing"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1pt" fo:language="fr" fo:country="FR" style:letter-kerning="false" style:font-name-asian="Times New Roman1" style:font-family-asian="'Times New Roman'" style:font-family-generic-asian="system" style:font-pitch-asian="variable" style:font-size-asian="11pt" style:language-asian="en" style:country-asian="US" style:font-name-complex="F"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353cm" style:contextual-spacing="true"/>
    </style:style>
    <style:style style:name="Quote" style:family="paragraph" style:parent-style-name="Standard" style:next-style-name="Standard" loext:linked-style-name="Citation_20_Car">
      <style:text-properties fo:font-style="italic" style:font-style-asian="italic" style:font-style-complex="italic"/>
    </style:style>
    <style:style style:name="Intense_20_Quote" style:display-name="Intense Quote" style:family="paragraph" style:parent-style-name="Standard" style:next-style-name="Standard" loext:linked-style-name="Citation_20_intense_20_Car">
      <style:paragraph-properties fo:margin-left="2.54cm" fo:margin-right="2.54cm" fo:margin-top="0.247cm" fo:margin-bottom="0.247cm" style:contextual-spacing="false" fo:padding-left="0cm" fo:padding-right="0cm" fo:padding-top="0.035cm" fo:padding-bottom="0cm" fo:border-left="none" fo:border-right="none" fo:border-top="0.99pt solid #b22600" fo:border-bottom="none"/>
      <style:text-properties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Revision"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1pt" fo:language="fr" fo:country="FR" style:letter-kerning="false" style:font-name-asian="Times New Roman1" style:font-family-asian="'Times New Roman'" style:font-family-generic-asian="system" style:font-pitch-asian="variable" style:font-size-asian="11pt" style:language-asian="en" style:country-asian="US" style:font-name-complex="F"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style>
    <style:style style:name="Par_20_défaut" style:display-name="Par défaut" style:family="paragraph">
      <loext:graphic-properties draw:fill="none" draw:fill-color="#ffffff"/>
      <style:paragraph-properties fo:margin-left="0cm" fo:margin-right="0cm" fo:margin-top="0.282cm" fo:margin-bottom="0cm" style:contextual-spacing="false" fo:line-height="120%" fo:text-align="start" style:justify-single-word="false" fo:keep-together="auto" fo:orphans="2" fo:widows="2" fo:hyphenation-ladder-count="no-limit" fo:hyphenation-keep="auto" loext:hyphenation-keep-type="column" fo:text-indent="0cm" style:auto-text-indent="false" fo:break-before="auto" fo:break-after="auto" fo:background-color="transparent" fo:keep-with-next="auto"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fr" fo:country="FR"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language-asian="en" style:country-asian="US" style:font-style-asian="normal" style:font-weight-asian="normal" style:font-name-complex="Arial Unicode MS" style:font-family-complex="'Arial Unicode MS'" style:font-family-generic-complex="system" style:font-pitch-complex="variable" style:font-size-complex="12pt" style:language-complex="ar" style:country-complex="SA"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font-variant="small-caps" fo:font-size="16pt" fo:letter-spacing="0.009cm" style:font-size-asian="16pt" style:font-size-complex="16pt"/>
    </style:style>
    <style:style style:name="Titre_20_2_20_Car" style:display-name="Titre 2 Car" style:family="text" style:parent-style-name="Default_20_Paragraph_20_Font" loext:linked-style-name="Heading_20_2">
      <style:text-properties fo:font-variant="small-caps" fo:font-size="14pt" fo:letter-spacing="0.009cm" style:font-size-asian="14pt" style:font-size-complex="14pt"/>
    </style:style>
    <style:style style:name="Titre_20_3_20_Car" style:display-name="Titre 3 Car" style:family="text" style:parent-style-name="Default_20_Paragraph_20_Font" loext:linked-style-name="Heading_20_3">
      <style:text-properties fo:font-variant="small-caps" fo:font-size="12pt" fo:letter-spacing="0.009cm" style:font-size-asian="12pt" style:font-size-complex="12pt"/>
    </style:style>
    <style:style style:name="Titre_20_4_20_Car" style:display-name="Titre 4 Car" style:family="text" style:parent-style-name="Default_20_Paragraph_20_Font" loext:linked-style-name="Heading_20_4">
      <style:text-properties fo:font-variant="small-caps" fo:font-size="11pt" fo:letter-spacing="0.018cm" fo:font-style="italic" style:font-size-asian="11pt" style:font-style-asian="italic" style:font-size-complex="11pt" style:font-style-complex="italic"/>
    </style:style>
    <style:style style:name="Titre_20_5_20_Car" style:display-name="Titre 5 Car" style:family="text" style:parent-style-name="Default_20_Paragraph_20_Font" loext:linked-style-name="Heading_20_5">
      <style:text-properties fo:font-variant="small-caps" fo:color="#851c00" loext:opacity="100%" fo:font-size="11pt" fo:letter-spacing="0.018cm" style:font-size-asian="11pt" style:font-size-complex="11pt">
        <loext:char-complex-color loext:theme-type="accent6" loext:color-type="theme">
          <loext:transformation loext:type="shade" loext:value="2509"/>
        </loext:char-complex-color>
      </style:text-properties>
    </style:style>
    <style:style style:name="Titre_20_6_20_Car" style:display-name="Titre 6 Car" style:family="text" style:parent-style-name="Default_20_Paragraph_20_Font" loext:linked-style-name="Heading_20_6">
      <style:text-properties fo:font-variant="small-caps" fo:color="#b22600" loext:opacity="100%" fo:font-size="11pt" fo:letter-spacing="0.009cm" style:font-size-asian="11pt" style:font-size-complex="11pt">
        <loext:char-complex-color loext:theme-type="accent6" loext:color-type="theme"/>
      </style:text-properties>
    </style:style>
    <style:style style:name="Titre_20_7_20_Car" style:display-name="Titre 7 Car" style:family="text" style:parent-style-name="Default_20_Paragraph_20_Font" loext:linked-style-name="Heading_20_7">
      <style:text-properties fo:font-variant="small-caps" fo:color="#b22600" loext:opacity="100%" fo:font-size="11pt" fo:letter-spacing="0.018cm" fo:font-weight="bold" style:font-size-asian="11pt" style:font-weight-asian="bold" style:font-weight-complex="bold">
        <loext:char-complex-color loext:theme-type="accent6" loext:color-type="theme"/>
      </style:text-properties>
    </style:style>
    <style:style style:name="Titre_20_8_20_Car" style:display-name="Titre 8 Car" style:family="text" style:parent-style-name="Default_20_Paragraph_20_Font" loext:linked-style-name="Heading_20_8">
      <style:text-properties fo:font-variant="small-caps" fo:color="#851c00" loext:opacity="100%" fo:font-size="11pt" fo:font-style="italic" fo:font-weight="bold" style:font-size-asian="11pt" style:font-style-asian="italic" style:font-weight-asian="bold" style:font-style-complex="italic" style:font-weight-complex="bold">
        <loext:char-complex-color loext:theme-type="accent6" loext:color-type="theme">
          <loext:transformation loext:type="shade" loext:value="2509"/>
        </loext:char-complex-color>
      </style:text-properties>
    </style:style>
    <style:style style:name="Titre_20_9_20_Car" style:display-name="Titre 9 Car" style:family="text" style:parent-style-name="Default_20_Paragraph_20_Font" loext:linked-style-name="Heading_20_9">
      <style:text-properties fo:font-variant="small-caps" fo:color="#591200" loext:opacity="100%" fo:font-size="11pt" fo:font-style="italic" fo:font-weight="bold" style:font-size-asian="11pt" style:font-style-asian="italic" style:font-weight-asian="bold" style:font-style-complex="italic" style:font-weight-complex="bold">
        <loext:char-complex-color loext:theme-type="accent6" loext:color-type="theme">
          <loext:transformation loext:type="shade" loext:value="4980"/>
        </loext:char-complex-color>
      </style:text-properties>
    </style:style>
    <style:style style:name="Titre_20_Car" style:display-name="Titre Car" style:family="text" style:parent-style-name="Default_20_Paragraph_20_Font" loext:linked-style-name="Title">
      <style:text-properties fo:font-variant="small-caps" fo:color="#262626" loext:opacity="100%" fo:font-size="26pt" style:font-size-asian="26pt" style:font-size-complex="26pt">
        <loext:char-complex-color loext:theme-type="dark1" loext:color-type="theme">
          <loext:transformation loext:type="tint" loext:value="1490"/>
        </loext:char-complex-color>
      </style:text-properties>
    </style:style>
    <style:style style:name="Sous-titre_20_Car" style:display-name="Sous-titre Car" style:family="text" style:parent-style-name="Default_20_Paragraph_20_Font" loext:linked-style-name="Subtitle">
      <style:text-properties style:font-name="Times New Roman" fo:font-family="'Times New Roman'" style:font-family-generic="roman" style:font-pitch="variable" fo:font-size="11pt" style:font-name-asian="F" style:font-family-generic-asian="system" style:font-pitch-asian="variable" style:font-size-asian="11pt" style:font-name-complex="F" style:font-family-generic-complex="system" style:font-pitch-complex="variable"/>
    </style:style>
    <style:style style:name="Strong_20_Emphasis" style:display-name="Strong Emphasis" style:family="text">
      <style:text-properties fo:color="#b22600" loext:opacity="100%" fo:font-weight="bold" style:font-weight-asian="bold" style:font-weight-complex="bold">
        <loext:char-complex-color loext:theme-type="accent6" loext:color-type="theme"/>
      </style:text-properties>
    </style:style>
    <style:style style:name="Emphasis" style:family="text">
      <style:text-properties fo:letter-spacing="0.018cm" fo:font-style="italic" fo:font-weight="bold" style:font-style-asian="italic" style:font-weight-asian="bold" style:font-style-complex="italic" style:font-weight-complex="bold"/>
    </style:style>
    <style:style style:name="Citation_20_Car" style:display-name="Citation Car" style:family="text" style:parent-style-name="Default_20_Paragraph_20_Font" loext:linked-style-name="Quote">
      <style:text-properties fo:font-size="11pt" fo:font-style="italic" style:font-size-asian="11pt" style:font-style-asian="italic" style:font-style-complex="italic"/>
    </style:style>
    <style:style style:name="Citation_20_intense_20_Car" style:display-name="Citation intense Car" style:family="text" style:parent-style-name="Default_20_Paragraph_20_Font" loext:linked-style-name="Intense_20_Quote">
      <style:text-properties fo:font-size="11pt" fo:font-style="italic" fo:font-weight="bold" style:font-size-asian="11pt"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color="#b22600" loext:opacity="100%" fo:letter-spacing="0.018cm" fo:font-style="italic" fo:font-weight="bold" style:font-style-asian="italic" style:font-weight-asian="bold" style:font-style-complex="italic" style:font-weight-complex="bold">
        <loext:char-complex-color loext:theme-type="accent6" loext:color-type="theme"/>
      </style:text-properties>
    </style:style>
    <style:style style:name="Subtle_20_Reference" style:display-name="Subtle Reference" style:family="text">
      <style:text-properties fo:font-weight="bold" style:font-weight-asian="bold" style:font-weight-complex="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Times New Roman" fo:font-family="'Times New Roman'"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cc9900"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style style:name="Aucun" style:family="text">
      <style:text-properties fo:language="nl" fo:country="NL"/>
    </style:style>
    <style:style style:name="ListLabel_20_1" style:display-name="ListLabel 1" style:family="text">
      <style:text-properties style:font-name="Trebuchet MS" fo:font-family="'Trebuchet MS'" style:font-family-generic="swiss" style:font-pitch="variable" fo:font-size="10pt" style:font-size-asian="10pt" style:font-size-complex="10pt"/>
    </style:style>
    <style:style style:name="ListLabel_20_2" style:display-name="ListLabel 2" style:family="text">
      <style:text-properties style:font-name="Trebuchet MS" fo:font-family="'Trebuchet MS'" style:font-family-generic="swiss" style:font-pitch="variable"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Rouge orange">
        <loext:color loext:name="dark1" loext:color="#000000"/>
        <loext:color loext:name="light1" loext:color="#ffffff"/>
        <loext:color loext:name="dark2" loext:color="#505046"/>
        <loext:color loext:name="light2" loext:color="#eeece1"/>
        <loext:color loext:name="accent1" loext:color="#e84c22"/>
        <loext:color loext:name="accent2" loext:color="#ffbd47"/>
        <loext:color loext:name="accent3" loext:color="#b64926"/>
        <loext:color loext:name="accent4" loext:color="#ff8427"/>
        <loext:color loext:name="accent5" loext:color="#cc9900"/>
        <loext:color loext:name="accent6" loext:color="#b22600"/>
        <loext:color loext:name="hyperlink" loext:color="#cc9900"/>
        <loext:color loext:name="followed-hyperlink" loext:color="#666699"/>
      </loext:theme-colors>
    </loext:theme>
  </office:styles>
  <office:automatic-styles>
    <style:style style:name="MP1" style:family="paragraph" style:parent-style-name="Header">
      <style:paragraph-properties fo:margin-top="0cm" fo:margin-bottom="0.353cm" style:contextual-spacing="false" fo:text-align="center" style:justify-single-word="false"/>
    </style:style>
    <style:style style:name="MT1" style:family="text">
      <style:text-properties style:font-name="Trebuchet MS" fo:font-size="10pt" style:font-size-asian="10pt" style:font-size-complex="10pt"/>
    </style:style>
    <style:page-layout style:name="Mpm1">
      <style:page-layout-properties fo:page-width="21.001cm" fo:page-height="29.7cm" style:num-format="1" style:print-orientation="portrait" fo:margin-top="1.499cm" fo:margin-bottom="2.499cm" fo:margin-left="1.499cm" fo:margin-right="1.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21cm" fo:margin-left="0cm" fo:margin-right="0cm" fo:margin-bottom="1.22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L’ACAT Belgique appartient à la FIACAT qui dispose d’un statut consultatif aux Nations Unies</text:span><text:span text:style-name="MT1"/></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5T15:23:00</meta:creation-date>
    <meta:initial-creator>Audrey Garrot</meta:initial-creator>
    <dc:language>fr-BE</dc:language>
    <dc:date>2026-03-14T07:36:15.669309700</dc:date>
    <meta:editing-cycles>35</meta:editing-cycles>
    <meta:editing-duration>PT2H59M30S</meta:editing-duration>
    <meta:generator>LibreOffice/25.2.7.2$Windows_X86_64 LibreOffice_project/5cbfd1ab6520636bb5f7b99185aa69bd7456825d</meta:generator>
    <meta:document-statistic meta:table-count="0" meta:image-count="0" meta:object-count="0" meta:page-count="1" meta:paragraph-count="16" meta:word-count="609" meta:character-count="4004" meta:non-whitespace-character-count="3364"/>
    <meta:user-defined meta:name="AppVersion">15.0000</meta:user-defined>
    <meta:user-defined meta:name="ContentTypeId">0x01010043DF91A78B2A8E46AF5790B74A9D5FDC</meta:user-defined>
    <meta:user-defined meta:name="MediaServiceImageTags"/>
    <meta:template xlink:type="simple" xlink:actuate="onRequest" xlink:title="Normal" xlink:href=""/>
  </office:meta>
</office:document-meta>
</file>